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  <style:text-properties officeooo:rsid="001450cb" officeooo:paragraph-rsid="001450cb"/>
    </style:style>
    <style:style style:name="P2" style:family="paragraph" style:parent-style-name="Standard">
      <style:paragraph-properties fo:text-align="center" style:justify-single-word="false"/>
      <style:text-properties officeooo:rsid="001450cb" officeooo:paragraph-rsid="001450cb"/>
    </style:style>
    <style:style style:name="P3" style:family="paragraph" style:parent-style-name="Standard">
      <style:paragraph-properties fo:text-align="center" style:justify-single-word="false">
        <style:tab-stops>
          <style:tab-stop style:position="10.617cm"/>
        </style:tab-stops>
      </style:paragraph-properties>
      <style:text-properties officeooo:rsid="001450cb" officeooo:paragraph-rsid="001450cb"/>
    </style:style>
    <style:style style:name="P4" style:family="paragraph" style:parent-style-name="Standard">
      <style:paragraph-properties fo:text-align="start" style:justify-single-word="false"/>
      <style:text-properties officeooo:rsid="001450cb" officeooo:paragraph-rsid="001450c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1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2"/>
      <text:p text:style-name="P2"/>
      <text:p text:style-name="P2"/>
      <text:p text:style-name="P2">ONG para Doação de Equipamentos Eletrônic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User Stories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articipantes: Bryan Strey, Victor Luis, Matheus Matheus Braschi Haliski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025</text:p>
      <text:p text:style-name="P2"><text:soft-page-break/></text:p>
      <text:h text:style-name="P1" text:outline-level="3"><text:span text:style-name="Strong_20_Emphasis">User Stories – Doador</text:span></text:h>
      <text:list text:style-name="L1">
        <text:list-item>
          <text:p text:style-name="P5"><text:span text:style-name="Strong_20_Emphasis">Como doador</text:span>, desejo me cadastrar na plataforma com meu nome, email e telefone, para poder registrar minhas doações e acompanhar o andamento delas.</text:p>
        </text:list-item>
        <text:list-item>
          <text:p text:style-name="P5"><text:span text:style-name="Strong_20_Emphasis">Como doador</text:span>, desejo realizar o login com segurança, para acessar meu perfil e histórico de doações.</text:p>
        </text:list-item>
        <text:list-item>
          <text:p text:style-name="P5"><text:span text:style-name="Strong_20_Emphasis">Como doador</text:span>, quero preencher um formulário com as informações do equipamento (tipo, marca, modelo, estado de conservação), para que a ONG possa avaliar a viabilidade da doação.</text:p>
        </text:list-item>
        <text:list-item>
          <text:p text:style-name="P5"><text:span text:style-name="Strong_20_Emphasis">Como doador</text:span>, desejo acompanhar o status da minha doação (recebido, em avaliação, redistribuído), para saber se ela foi útil e a quem beneficiou.</text:p>
        </text:list-item>
      </text:list>
      <text:p text:style-name="P4"/>
      <text:h text:style-name="P1" text:outline-level="3"><text:span text:style-name="Strong_20_Emphasis">User Stories – Beneficiário</text:span></text:h>
      <text:list text:style-name="L2">
        <text:list-item>
          <text:p text:style-name="P6"><text:span text:style-name="Strong_20_Emphasis">Como beneficiário</text:span>, desejo me cadastrar na plataforma informando meus dados pessoais e justificativa da solicitação, para ser considerado na redistribuição dos equipamentos.</text:p>
        </text:list-item>
        <text:list-item>
          <text:p text:style-name="P6"><text:span text:style-name="Strong_20_Emphasis">Como beneficiário</text:span>, quero visualizar a lista de equipamentos disponíveis para doação, para que eu possa manifestar interesse nos que atendem minhas necessidades.</text:p>
        </text:list-item>
        <text:list-item>
          <text:p text:style-name="P6"><text:span text:style-name="Strong_20_Emphasis">Como beneficiário</text:span>, desejo receber notificações quando um equipamento solicitado for disponibilizado para mim, para que eu saiba quando e onde retirá-lo.</text:p>
        </text:list-item>
        <text:list-item>
          <text:p text:style-name="P6"><text:span text:style-name="Strong_20_Emphasis">Como beneficiário</text:span>, desejo registrar minha confirmação de recebimento do equipamento, para concluir o processo de redistribuição e liberar o item do estoque da ONG.</text:p>
          <text:p text:style-name="P6"/>
        </text:list-item>
      </text:list>
      <text:h text:style-name="P1" text:outline-level="3"><text:span text:style-name="Strong_20_Emphasis">User Stories – Administrador da ONG</text:span></text:h>
      <text:list text:style-name="L3">
        <text:list-item>
          <text:p text:style-name="P7"><text:span text:style-name="Strong_20_Emphasis">Como administrador</text:span>, desejo ter um painel de controle para visualizar todas as doações recebidas, seus estados e dados dos doadores, para acompanhar o fluxo da ONG.</text:p>
        </text:list-item>
        <text:list-item>
          <text:p text:style-name="P7"><text:span text:style-name="Strong_20_Emphasis">Como administrador</text:span>, quero poder aprovar ou recusar o cadastro de beneficiários com base em critérios de vulnerabilidade, para garantir que os equipamentos cheguem a quem mais precisa.</text:p>
        </text:list-item>
        <text:list-item>
          <text:p text:style-name="P7"><text:span text:style-name="Strong_20_Emphasis">Como administrador</text:span>, desejo gerenciar o estoque dos equipamentos (entrada, avaliação, saída), para manter o controle sobre os itens disponíveis.</text:p>
        </text:list-item>
        <text:list-item>
          <text:p text:style-name="P7"><text:span text:style-name="Strong_20_Emphasis">Como administrador</text:span>, desejo registrar parcerias com empresas de tecnologia e manutenção, para otimizar os processos de avaliação e reparo dos dispositivos doados.</text:p>
        </text:list-item>
      </text:list>
      <text:p text:style-name="P4"/>
      <text:p text:style-name="P4"/>
      <text:p text:style-name="P4"/>
      <text:h text:style-name="P1" text:outline-level="3"><text:soft-page-break/><text:span text:style-name="Strong_20_Emphasis">User Stories – Técnico de Manutenção</text:span></text:h>
      <text:list text:style-name="L4">
        <text:list-item>
          <text:p text:style-name="P8"><text:span text:style-name="Strong_20_Emphasis">Como técnico</text:span>, desejo acessar uma lista de equipamentos pendentes de avaliação técnica, para saber quais precisam ser testados e reparados.</text:p>
        </text:list-item>
        <text:list-item>
          <text:p text:style-name="P8"><text:span text:style-name="Strong_20_Emphasis">Como técnico</text:span>, quero registrar o resultado dos testes de funcionamento e os reparos realizados em cada item, para documentar a condição final do equipamento.</text:p>
        </text:list-item>
        <text:list-item>
          <text:p text:style-name="P8"><text:span text:style-name="Strong_20_Emphasis">Como técnico</text:span>, desejo marcar um equipamento como “pronto para redistribuição” após a avaliação, para que ele possa ser ofertado a um beneficiário.</text:p>
        </text:list-item>
        <text:list-item>
          <text:p text:style-name="P8"><text:span text:style-name="Strong_20_Emphasis">Como técnico</text:span>, quero visualizar o histórico técnico de cada equipamento, para verificar recorrências de defeitos ou limitações antes da redistribuição.</text:p>
        </text:list-item>
      </text:list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6T15:11:48.352088060</meta:creation-date>
    <dc:date>2025-06-16T15:31:23.857066448</dc:date>
    <meta:editing-duration>PT9M19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3" meta:paragraph-count="24" meta:word-count="408" meta:character-count="2741" meta:non-whitespace-character-count="2368"/>
  </office:meta>
</office:document-meta>
</file>